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e0ecb"/>
    </style:style>
    <style:style style:name="P4" style:family="paragraph" style:parent-style-name="Standard">
      <style:paragraph-properties fo:text-align="justify" style:justify-single-word="false"/>
      <style:text-properties officeooo:paragraph-rsid="00316d71"/>
    </style:style>
    <style:style style:name="P5" style:family="paragraph" style:parent-style-name="Text_20_body">
      <style:paragraph-properties fo:text-align="justify" style:justify-single-word="false"/>
      <style:text-properties officeooo:paragraph-rsid="00316d71"/>
    </style:style>
    <style:style style:name="P6" style:family="paragraph" style:parent-style-name="Text_20_body">
      <style:paragraph-properties fo:text-align="justify" style:justify-single-word="false"/>
      <style:text-properties officeooo:paragraph-rsid="003208c1"/>
    </style:style>
    <style:style style:name="P7" style:family="paragraph" style:parent-style-name="Standard">
      <style:paragraph-properties fo:text-align="justify" style:justify-single-word="false"/>
      <style:text-properties officeooo:paragraph-rsid="003218e9"/>
    </style:style>
    <style:style style:name="P8" style:family="paragraph" style:parent-style-name="Text_20_body">
      <style:paragraph-properties fo:text-align="justify" style:justify-single-word="false"/>
      <style:text-properties officeooo:paragraph-rsid="003218e9"/>
    </style:style>
    <style:style style:name="P9" style:family="paragraph" style:parent-style-name="Standard">
      <style:paragraph-properties fo:text-align="justify" style:justify-single-word="false"/>
      <style:text-properties officeooo:paragraph-rsid="0038ca53"/>
    </style:style>
    <style:style style:name="P10" style:family="paragraph" style:parent-style-name="Text_20_body">
      <style:paragraph-properties fo:text-align="justify" style:justify-single-word="false"/>
      <style:text-properties officeooo:paragraph-rsid="0038ca53"/>
    </style:style>
    <style:style style:name="P11" style:family="paragraph" style:parent-style-name="Text_20_body">
      <style:paragraph-properties fo:text-align="justify" style:justify-single-word="false"/>
      <style:text-properties officeooo:paragraph-rsid="00396ce7"/>
    </style:style>
    <style:style style:name="P12" style:family="paragraph" style:parent-style-name="Standard">
      <style:paragraph-properties fo:text-align="justify" style:justify-single-word="false"/>
      <style:text-properties officeooo:paragraph-rsid="003f6c01"/>
    </style:style>
    <style:style style:name="P13" style:family="paragraph" style:parent-style-name="Text_20_body">
      <style:paragraph-properties fo:text-align="justify" style:justify-single-word="false"/>
      <style:text-properties officeooo:paragraph-rsid="003f6c01"/>
    </style:style>
    <style:style style:name="P14" style:family="paragraph" style:parent-style-name="Standard">
      <style:paragraph-properties fo:text-align="justify" style:justify-single-word="false"/>
      <style:text-properties officeooo:paragraph-rsid="00405f87"/>
    </style:style>
    <style:style style:name="P15" style:family="paragraph" style:parent-style-name="Text_20_body">
      <style:paragraph-properties fo:text-align="justify" style:justify-single-word="false"/>
      <style:text-properties officeooo:paragraph-rsid="00405f87"/>
    </style:style>
    <style:style style:name="P16" style:family="paragraph" style:parent-style-name="Text_20_body">
      <style:paragraph-properties fo:text-align="justify" style:justify-single-word="false"/>
      <style:text-properties officeooo:paragraph-rsid="0041cc18"/>
    </style:style>
    <style:style style:name="P17" style:family="paragraph" style:parent-style-name="Standard">
      <style:paragraph-properties fo:text-align="justify" style:justify-single-word="false"/>
      <style:text-properties officeooo:paragraph-rsid="004596b9"/>
    </style:style>
    <style:style style:name="P18" style:family="paragraph" style:parent-style-name="Text_20_body">
      <style:paragraph-properties fo:text-align="justify" style:justify-single-word="false"/>
      <style:text-properties officeooo:paragraph-rsid="004596b9"/>
    </style:style>
    <style:style style:name="P19" style:family="paragraph" style:parent-style-name="Text_20_body">
      <style:paragraph-properties fo:text-align="justify" style:justify-single-word="false"/>
      <style:text-properties officeooo:paragraph-rsid="00470010"/>
    </style:style>
    <style:style style:name="P20" style:family="paragraph" style:parent-style-name="Standard">
      <style:paragraph-properties fo:text-align="justify" style:justify-single-word="false"/>
      <style:text-properties officeooo:paragraph-rsid="004c6f4a"/>
    </style:style>
    <style:style style:name="P21" style:family="paragraph" style:parent-style-name="Text_20_body">
      <style:paragraph-properties fo:text-align="justify" style:justify-single-word="false"/>
      <style:text-properties officeooo:paragraph-rsid="004c6f4a"/>
    </style:style>
    <style:style style:name="P22" style:family="paragraph" style:parent-style-name="Text_20_body">
      <style:text-properties officeooo:rsid="000e0ecb" officeooo:paragraph-rsid="000e0ecb"/>
    </style:style>
    <style:style style:name="P23" style:family="paragraph" style:parent-style-name="Text_20_body">
      <style:text-properties officeooo:rsid="000e0ecb" officeooo:paragraph-rsid="00316d71"/>
    </style:style>
    <style:style style:name="P24" style:family="paragraph" style:parent-style-name="Text_20_body">
      <style:text-properties officeooo:rsid="000e0ecb" officeooo:paragraph-rsid="003218e9"/>
    </style:style>
    <style:style style:name="P25" style:family="paragraph" style:parent-style-name="Text_20_body">
      <style:text-properties officeooo:rsid="000e0ecb" officeooo:paragraph-rsid="0038ca53"/>
    </style:style>
    <style:style style:name="P26" style:family="paragraph" style:parent-style-name="Text_20_body">
      <style:text-properties officeooo:rsid="000e0ecb" officeooo:paragraph-rsid="003f6c01"/>
    </style:style>
    <style:style style:name="P27" style:family="paragraph" style:parent-style-name="Text_20_body">
      <style:text-properties officeooo:rsid="000e0ecb" officeooo:paragraph-rsid="00405f87"/>
    </style:style>
    <style:style style:name="P28" style:family="paragraph" style:parent-style-name="Text_20_body">
      <style:text-properties officeooo:rsid="000e0ecb" officeooo:paragraph-rsid="004596b9"/>
    </style:style>
    <style:style style:name="P29" style:family="paragraph" style:parent-style-name="Text_20_body">
      <style:text-properties officeooo:rsid="000e0ecb" officeooo:paragraph-rsid="004c6f4a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officeooo:paragraph-rsid="00316d71"/>
    </style:style>
    <style:style style:name="P32" style:family="paragraph" style:parent-style-name="Text_20_body">
      <style:paragraph-properties fo:text-align="center" style:justify-single-word="false"/>
      <style:text-properties officeooo:paragraph-rsid="003218e9"/>
    </style:style>
    <style:style style:name="P33" style:family="paragraph" style:parent-style-name="Text_20_body">
      <style:paragraph-properties fo:text-align="center" style:justify-single-word="false"/>
      <style:text-properties officeooo:paragraph-rsid="0038ca53"/>
    </style:style>
    <style:style style:name="P34" style:family="paragraph" style:parent-style-name="Text_20_body">
      <style:paragraph-properties fo:text-align="center" style:justify-single-word="false"/>
      <style:text-properties officeooo:paragraph-rsid="003f6c01"/>
    </style:style>
    <style:style style:name="P35" style:family="paragraph" style:parent-style-name="Text_20_body">
      <style:paragraph-properties fo:text-align="center" style:justify-single-word="false"/>
      <style:text-properties officeooo:paragraph-rsid="00405f87"/>
    </style:style>
    <style:style style:name="P36" style:family="paragraph" style:parent-style-name="Text_20_body">
      <style:paragraph-properties fo:text-align="center" style:justify-single-word="false"/>
      <style:text-properties officeooo:paragraph-rsid="004596b9"/>
    </style:style>
    <style:style style:name="P37" style:family="paragraph" style:parent-style-name="Text_20_body">
      <style:paragraph-properties fo:text-align="center" style:justify-single-word="false"/>
      <style:text-properties officeooo:paragraph-rsid="004c6f4a"/>
    </style:style>
    <style:style style:name="P38" style:family="paragraph" style:parent-style-name="Text_20_body">
      <style:text-properties officeooo:paragraph-rsid="001e1f41"/>
    </style:style>
    <style:style style:name="P39" style:family="paragraph" style:parent-style-name="Standard">
      <style:text-properties officeooo:paragraph-rsid="00316d71"/>
    </style:style>
    <style:style style:name="P40" style:family="paragraph" style:parent-style-name="Text_20_body">
      <style:text-properties officeooo:paragraph-rsid="00316d71"/>
    </style:style>
    <style:style style:name="P41" style:family="paragraph" style:parent-style-name="Standard">
      <style:text-properties officeooo:paragraph-rsid="003218e9"/>
    </style:style>
    <style:style style:name="P42" style:family="paragraph" style:parent-style-name="Text_20_body">
      <style:text-properties officeooo:paragraph-rsid="003218e9"/>
    </style:style>
    <style:style style:name="P43" style:family="paragraph" style:parent-style-name="Standard">
      <style:text-properties officeooo:paragraph-rsid="0038ca53"/>
    </style:style>
    <style:style style:name="P44" style:family="paragraph" style:parent-style-name="Text_20_body">
      <style:text-properties officeooo:paragraph-rsid="0038ca53"/>
    </style:style>
    <style:style style:name="P45" style:family="paragraph" style:parent-style-name="Standard">
      <style:text-properties officeooo:paragraph-rsid="003f6c01"/>
    </style:style>
    <style:style style:name="P46" style:family="paragraph" style:parent-style-name="Text_20_body">
      <style:text-properties officeooo:paragraph-rsid="003f6c01"/>
    </style:style>
    <style:style style:name="P47" style:family="paragraph" style:parent-style-name="Standard">
      <style:text-properties officeooo:paragraph-rsid="00405f87"/>
    </style:style>
    <style:style style:name="P48" style:family="paragraph" style:parent-style-name="Text_20_body">
      <style:text-properties officeooo:paragraph-rsid="00405f87"/>
    </style:style>
    <style:style style:name="P49" style:family="paragraph" style:parent-style-name="Standard">
      <style:text-properties officeooo:paragraph-rsid="004596b9"/>
    </style:style>
    <style:style style:name="P50" style:family="paragraph" style:parent-style-name="Text_20_body">
      <style:text-properties officeooo:paragraph-rsid="004596b9"/>
    </style:style>
    <style:style style:name="P51" style:family="paragraph" style:parent-style-name="Standard">
      <style:text-properties officeooo:paragraph-rsid="004c6f4a"/>
    </style:style>
    <style:style style:name="P52" style:family="paragraph" style:parent-style-name="Text_20_body">
      <style:text-properties officeooo:paragraph-rsid="004c6f4a"/>
    </style:style>
    <style:style style:name="P53" style:family="paragraph" style:parent-style-name="Standard">
      <style:paragraph-properties fo:text-align="justify" style:justify-single-word="false"/>
      <style:text-properties officeooo:paragraph-rsid="0053c8e4"/>
    </style:style>
    <style:style style:name="P54" style:family="paragraph" style:parent-style-name="Standard">
      <style:text-properties officeooo:paragraph-rsid="0053c8e4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paragraph-rsid="004c6f4a"/>
    </style:style>
    <style:style style:name="P56" style:family="paragraph" style:parent-style-name="Text_20_body" style:list-style-name="L1">
      <style:paragraph-properties fo:text-align="justify" style:justify-single-word="false"/>
    </style:style>
    <style:style style:name="P57" style:family="paragraph" style:parent-style-name="Text_20_body" style:list-style-name="L1">
      <style:paragraph-properties fo:text-align="justify" style:justify-single-word="false"/>
      <style:text-properties officeooo:paragraph-rsid="00316d71"/>
    </style:style>
    <style:style style:name="P58" style:family="paragraph" style:parent-style-name="Text_20_body" style:list-style-name="L1">
      <style:paragraph-properties fo:text-align="justify" style:justify-single-word="false"/>
      <style:text-properties officeooo:paragraph-rsid="003218e9"/>
    </style:style>
    <style:style style:name="P59" style:family="paragraph" style:parent-style-name="Text_20_body" style:list-style-name="L1">
      <style:paragraph-properties fo:text-align="justify" style:justify-single-word="false"/>
      <style:text-properties officeooo:paragraph-rsid="0038ca53"/>
    </style:style>
    <style:style style:name="P60" style:family="paragraph" style:parent-style-name="Text_20_body" style:list-style-name="L1">
      <style:paragraph-properties fo:text-align="justify" style:justify-single-word="false"/>
      <style:text-properties officeooo:paragraph-rsid="003f6c01"/>
    </style:style>
    <style:style style:name="P61" style:family="paragraph" style:parent-style-name="Text_20_body" style:list-style-name="L1">
      <style:paragraph-properties fo:text-align="justify" style:justify-single-word="false"/>
      <style:text-properties officeooo:paragraph-rsid="00405f87"/>
    </style:style>
    <style:style style:name="P62" style:family="paragraph" style:parent-style-name="Text_20_body" style:list-style-name="L1">
      <style:paragraph-properties fo:text-align="justify" style:justify-single-word="false"/>
      <style:text-properties officeooo:paragraph-rsid="004596b9"/>
    </style:style>
    <style:style style:name="P63" style:family="paragraph" style:parent-style-name="Text_20_body" style:list-style-name="L1">
      <style:paragraph-properties fo:text-align="justify" style:justify-single-word="false"/>
      <style:text-properties officeooo:paragraph-rsid="0053c8e4"/>
    </style:style>
    <style:style style:name="P64" style:family="paragraph" style:parent-style-name="Text_20_body">
      <style:paragraph-properties fo:text-align="justify" style:justify-single-word="false"/>
      <style:text-properties officeooo:paragraph-rsid="0053c8e4"/>
    </style:style>
    <style:style style:name="P65" style:family="paragraph" style:parent-style-name="Text_20_body">
      <style:text-properties officeooo:rsid="000e0ecb" officeooo:paragraph-rsid="0053c8e4"/>
    </style:style>
    <style:style style:name="P66" style:family="paragraph" style:parent-style-name="Text_20_body">
      <style:paragraph-properties fo:text-align="center" style:justify-single-word="false"/>
      <style:text-properties officeooo:paragraph-rsid="0053c8e4"/>
    </style:style>
    <style:style style:name="P67" style:family="paragraph" style:parent-style-name="Text_20_body">
      <style:text-properties officeooo:paragraph-rsid="0053c8e4"/>
    </style:style>
    <style:style style:name="T1" style:family="text">
      <style:text-properties officeooo:rsid="000c38a1"/>
    </style:style>
    <style:style style:name="T2" style:family="text">
      <style:text-properties style:text-position="super 58%" fo:font-weight="bold" officeooo:rsid="000c38a1" style:font-weight-asian="bold" style:font-weight-complex="bold"/>
    </style:style>
    <style:style style:name="T3" style:family="text">
      <style:text-properties style:text-position="super 58%" fo:font-weight="bold" officeooo:rsid="0038ca53" style:font-weight-asian="bold" style:font-weight-complex="bold"/>
    </style:style>
    <style:style style:name="T4" style:family="text">
      <style:text-properties style:text-position="super 58%" fo:font-weight="bold" officeooo:rsid="003f6c01" style:font-weight-asian="bold" style:font-weight-complex="bold"/>
    </style:style>
    <style:style style:name="T5" style:family="text">
      <style:text-properties style:text-position="super 58%" fo:font-weight="bold" officeooo:rsid="00405f87" style:font-weight-asian="bold" style:font-weight-complex="bold"/>
    </style:style>
    <style:style style:name="T6" style:family="text">
      <style:text-properties style:text-position="super 58%" fo:font-weight="bold" officeooo:rsid="004c6f4a" style:font-weight-asian="bold" style:font-weight-complex="bold"/>
    </style:style>
    <style:style style:name="T7" style:family="text">
      <style:text-properties style:text-position="super 58%" fo:font-weight="bold" officeooo:rsid="004e15ae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38a1" style:font-weight-asian="bold" style:font-weight-complex="bold"/>
    </style:style>
    <style:style style:name="T10" style:family="text">
      <style:text-properties fo:font-weight="bold" officeooo:rsid="000e0ecb" style:font-weight-asian="bold" style:font-weight-complex="bold"/>
    </style:style>
    <style:style style:name="T11" style:family="text">
      <style:text-properties fo:font-weight="bold" officeooo:rsid="00316d71" style:font-weight-asian="bold" style:font-weight-complex="bold"/>
    </style:style>
    <style:style style:name="T12" style:family="text">
      <style:text-properties fo:font-weight="bold" officeooo:rsid="003218e9" style:font-weight-asian="bold" style:font-weight-complex="bold"/>
    </style:style>
    <style:style style:name="T13" style:family="text">
      <style:text-properties fo:font-weight="bold" officeooo:rsid="0038ca53" style:font-weight-asian="bold" style:font-weight-complex="bold"/>
    </style:style>
    <style:style style:name="T14" style:family="text">
      <style:text-properties fo:font-weight="bold" officeooo:rsid="003f6c01" style:font-weight-asian="bold" style:font-weight-complex="bold"/>
    </style:style>
    <style:style style:name="T15" style:family="text">
      <style:text-properties fo:font-weight="bold" officeooo:rsid="00405f87" style:font-weight-asian="bold" style:font-weight-complex="bold"/>
    </style:style>
    <style:style style:name="T16" style:family="text">
      <style:text-properties fo:font-weight="bold" officeooo:rsid="004596b9" style:font-weight-asian="bold" style:font-weight-complex="bold"/>
    </style:style>
    <style:style style:name="T17" style:family="text">
      <style:text-properties fo:font-weight="bold" officeooo:rsid="004c6f4a" style:font-weight-asian="bold" style:font-weight-complex="bold"/>
    </style:style>
    <style:style style:name="T18" style:family="text">
      <style:text-properties fo:font-weight="bold" officeooo:rsid="004e15ae" style:font-weight-asian="bold" style:font-weight-complex="bold"/>
    </style:style>
    <style:style style:name="T19" style:family="text">
      <style:text-properties fo:font-weight="bold" officeooo:rsid="0053c8e4" style:font-weight-asian="bold" style:font-weight-complex="bold"/>
    </style:style>
    <style:style style:name="T20" style:family="text">
      <style:text-properties fo:font-weight="bold" style:font-weight-asian="bold" style:font-name-complex="Arial" style:font-weight-complex="bold"/>
    </style:style>
    <style:style style:name="T21" style:family="text">
      <style:text-properties fo:font-weight="bold" officeooo:rsid="003f6c01" style:font-weight-asian="bold" style:font-name-complex="Arial" style:font-weight-complex="bold"/>
    </style:style>
    <style:style style:name="T22" style:family="text">
      <style:text-properties fo:font-weight="bold" officeooo:rsid="00405f87" style:font-weight-asian="bold" style:font-name-complex="Arial" style:font-weight-complex="bold"/>
    </style:style>
    <style:style style:name="T23" style:family="text">
      <style:text-properties fo:font-weight="bold" officeooo:rsid="004c6f4a" style:font-weight-asian="bold" style:font-name-complex="Arial" style:font-weight-complex="bold"/>
    </style:style>
    <style:style style:name="T24" style:family="text">
      <style:text-properties fo:font-weight="bold" officeooo:rsid="00559f07" style:font-weight-asian="bold" style:font-name-complex="Arial" style:font-weight-complex="bold"/>
    </style:style>
    <style:style style:name="T25" style:family="text">
      <style:text-properties officeooo:rsid="000e0ecb"/>
    </style:style>
    <style:style style:name="T26" style:family="text">
      <style:text-properties style:font-name-complex="Arial"/>
    </style:style>
    <style:style style:name="T27" style:family="text">
      <style:text-properties officeooo:rsid="000c38a1" style:font-name-complex="Arial"/>
    </style:style>
    <style:style style:name="T28" style:family="text">
      <style:text-properties officeooo:rsid="000e0ecb" style:font-name-complex="Arial"/>
    </style:style>
    <style:style style:name="T29" style:family="text">
      <style:text-properties officeooo:rsid="004596b9" style:font-name-complex="Arial"/>
    </style:style>
    <style:style style:name="T30" style:family="text">
      <style:text-properties officeooo:rsid="004c6f4a" style:font-name-complex="Arial"/>
    </style:style>
    <style:style style:name="T31" style:family="text">
      <style:text-properties officeooo:rsid="001e1f41"/>
    </style:style>
    <style:style style:name="T32" style:family="text">
      <style:text-properties officeooo:rsid="00316d71"/>
    </style:style>
    <style:style style:name="T33" style:family="text">
      <style:text-properties officeooo:rsid="003218e9"/>
    </style:style>
    <style:style style:name="T34" style:family="text">
      <style:text-properties officeooo:rsid="003c2cf1"/>
    </style:style>
    <style:style style:name="T35" style:family="text">
      <style:text-properties officeooo:rsid="003f6c01"/>
    </style:style>
    <style:style style:name="T36" style:family="text">
      <style:text-properties fo:font-weight="normal" officeooo:rsid="003f6c01" style:font-weight-asian="normal" style:font-name-complex="Arial" style:font-weight-complex="normal"/>
    </style:style>
    <style:style style:name="T37" style:family="text">
      <style:text-properties fo:font-weight="normal" officeooo:rsid="004596b9" style:font-weight-asian="normal" style:font-weight-complex="normal"/>
    </style:style>
    <style:style style:name="T38" style:family="text">
      <style:text-properties officeooo:rsid="00405f87"/>
    </style:style>
    <style:style style:name="T39" style:family="text">
      <style:text-properties officeooo:rsid="0041cc18"/>
    </style:style>
    <style:style style:name="T40" style:family="text">
      <style:text-properties officeooo:rsid="004596b9"/>
    </style:style>
    <style:style style:name="T41" style:family="text">
      <style:text-properties officeooo:rsid="004c6f4a"/>
    </style:style>
    <style:style style:name="T42" style:family="text">
      <style:text-properties officeooo:rsid="004e15ae"/>
    </style:style>
    <style:style style:name="T43" style:family="text">
      <style:text-properties officeooo:rsid="004f1a6f"/>
    </style:style>
    <style:style style:name="T44" style:family="text">
      <style:text-properties officeooo:rsid="0053c8e4"/>
    </style:style>
    <style:style style:name="T45" style:family="text">
      <style:text-properties style:font-name-complex="Ari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4"/>
      <text:p text:style-name="P54"><text:tab/><text:tab/><text:tab/><text:tab/><text:tab/><text:tab/><text:tab/><text:tab/><text:tab/><text:tab/><text:span text:style-name="T25">Date : </text:span><text:span text:style-name="T41">31</text:span><text:span text:style-name="T25">.</text:span><text:span text:style-name="T35">0</text:span><text:span text:style-name="T44">7</text:span><text:span text:style-name="T25">.202</text:span><text:span text:style-name="T35">4</text:span></text:p>
      <text:p text:style-name="P53"/>
      <text:p text:style-name="P66"><text:span text:style-name="Strong_20_Emphasis">UNDERTAKING</text:span></text:p>
      <text:p text:style-name="P64">This Undertaking is made and entered into on<text:span text:style-name="T8"> </text:span><text:span text:style-name="T17">31</text:span><text:span text:style-name="T6">st</text:span><text:span text:style-name="T17"> </text:span><text:span text:style-name="T19">July </text:span><text:span text:style-name="T9">202</text:span><text:span text:style-name="T14">4</text:span><text:span text:style-name="T8">,</text:span> by and between <text:span text:style-name="T9">M</text:span><text:span text:style-name="T19">r/Ms</text:span><text:span text:style-name="T9">. </text:span><text:span text:style-name="T19">Shagufta Taqvi </text:span><text:span text:style-name="T16">S/</text:span><text:span text:style-name="T20">D/o </text:span><text:span text:style-name="T24">Zaigham Haider</text:span><text:span text:style-name="T20">,</text:span><text:span text:style-name="T26"> </text:span><text:span text:style-name="T26">H.No. CV 3, Chitragupt Vihar, Sanjay Nagar, Sector – 23, Guldhar-2, Ghaziabad <text:s/>– 201002 (UP) </text:span>hereinafter referred to as the "Employee," and “<text:span text:style-name="T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64"><text:span text:style-name="Strong_20_Emphasis">WHEREAS</text:span>, the Employee <text:span text:style-name="T1">was</text:span> employed by the Company in the position of <text:span text:style-name="T19">Associate Editor</text:span><text:span text:style-name="T8">;</text:span></text:p>
      <text:p text:style-name="P64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64"><text:span text:style-name="Strong_20_Emphasis">NOW, THEREFORE</text:span>, in consideration of the employment and the mutual covenants contained herein, the Employee agrees to the following:</text:p>
      <text:p text:style-name="P64"><text:span text:style-name="Strong_20_Emphasis"><text:span text:style-name="T39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2603353060" text:style-name="L1">
        <text:list-header>
          <text:p text:style-name="P63"><text:span text:style-name="Strong_20_Emphasis"><text:span text:style-name="T39">02 </text:span></text:span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63"><text:span text:style-name="Strong_20_Emphasis"><text:span text:style-name="T39">03 </text:span></text:span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header>
      </text:list>
      <text:p text:style-name="P64"><text:span text:style-name="Strong_20_Emphasis">DAMAGES CLAUSE</text:span></text:p>
      <text:p text:style-name="P67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64"><text:span text:style-name="Strong_20_Emphasis">GOVERNING LAW</text:span></text:p>
      <text:p text:style-name="P64">This Undertaking shall be governed by and construed in accordance with the laws of <text:span text:style-name="T25">Delhi High Court </text:span>Jurisdiction.</text:p>
      <text:p text:style-name="P64"><text:span text:style-name="Strong_20_Emphasis">IN WITNESS WHEREOF</text:span>, the Employee has executed this Undertaking as of the date first above written.</text:p>
      <text:p text:style-name="P64"/>
      <text:p text:style-name="P65">(<text:span text:style-name="T44">SHAGUFTA TAQVI)</text:span></text:p>
      <text:p text:style-name="P65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51"/>
      <text:p text:style-name="P51"><text:tab/><text:tab/><text:tab/><text:tab/><text:tab/><text:tab/><text:tab/><text:tab/><text:tab/><text:tab/><text:span text:style-name="T25">Date : </text:span><text:span text:style-name="T41">31</text:span><text:span text:style-name="T25">.</text:span><text:span text:style-name="T35">0</text:span><text:span text:style-name="T38">5</text:span><text:span text:style-name="T25">.202</text:span><text:span text:style-name="T35">4</text:span></text:p>
      <text:p text:style-name="P20"/>
      <text:p text:style-name="P37"><text:span text:style-name="Strong_20_Emphasis">UNDERTAKING</text:span></text:p>
      <text:p text:style-name="P21">This Undertaking is made and entered into on<text:span text:style-name="T8"> </text:span><text:span text:style-name="T17">31</text:span><text:span text:style-name="T6">st</text:span><text:span text:style-name="T17"> </text:span><text:span text:style-name="T15">May </text:span><text:span text:style-name="T9">202</text:span><text:span text:style-name="T14">4</text:span><text:span text:style-name="T8">,</text:span> by and between <text:span text:style-name="T9">Ms. </text:span><text:span text:style-name="T17">Vineet Kumar Singh </text:span><text:span text:style-name="T37">S</text:span><text:span text:style-name="T16">/</text:span><text:span text:style-name="T26">D/o </text:span><text:span text:style-name="T30">Lal Babu Singh</text:span><text:span text:style-name="T26">, Flat No. 201 Majestic Kali Appt., <text:s/>Ashok Nagar Road No. 3, Kankarbagh, Patna – 800020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21"><text:span text:style-name="Strong_20_Emphasis">WHEREAS</text:span>, the Employee <text:span text:style-name="T1">was</text:span> employed by the Company in the position of <text:span text:style-name="T17">Manager Marketing</text:span><text:span text:style-name="T8">;</text:span></text:p>
      <text:p text:style-name="P21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1"><text:span text:style-name="Strong_20_Emphasis">NOW, THEREFORE</text:span>, in consideration of the employment and the mutual covenants contained herein, the Employee agrees to the following:</text:p>
      <text:p text:style-name="P21"><text:span text:style-name="Strong_20_Emphasis"><text:span text:style-name="T39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23550400111001" text:continue-numbering="true" text:style-name="L1">
        <text:list-header>
          <text:p text:style-name="P55"><text:span text:style-name="Strong_20_Emphasis"><text:span text:style-name="T39">02 </text:span></text:span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55"><text:span text:style-name="Strong_20_Emphasis"><text:span text:style-name="T39">03 </text:span></text:span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header>
      </text:list>
      <text:p text:style-name="P21"><text:span text:style-name="Strong_20_Emphasis">DAMAGES CLAUSE</text:span></text:p>
      <text:p text:style-name="P52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21"><text:span text:style-name="Strong_20_Emphasis">GOVERNING LAW</text:span></text:p>
      <text:p text:style-name="P21">This Undertaking shall be governed by and construed in accordance with the laws of <text:span text:style-name="T25">Delhi High Court </text:span>Jurisdiction.</text:p>
      <text:p text:style-name="P21"><text:span text:style-name="Strong_20_Emphasis">IN WITNESS WHEREOF</text:span>, the Employee has executed this Undertaking as of the date first above written.</text:p>
      <text:p text:style-name="P21"/>
      <text:p text:style-name="P29">(<text:span text:style-name="T41">VINEET KUMAR </text:span><text:span text:style-name="T40">SINGH</text:span>)</text:p>
      <text:p text:style-name="P29"><text:soft-page-break/></text:p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span text:style-name="T25">Date : </text:span><text:span text:style-name="T42">17</text:span><text:span text:style-name="T25">.</text:span><text:span text:style-name="T42">07</text:span><text:span text:style-name="T25">.202</text:span><text:span text:style-name="T42">4</text:span></text:p>
      <text:p text:style-name="P1"/>
      <text:p text:style-name="P30"><text:span text:style-name="Strong_20_Emphasis">UNDERTAKING</text:span></text:p>
      <text:p text:style-name="P30"><text:span text:style-name="Strong_20_Emphasis"/></text:p>
      <text:p text:style-name="P3">This Undertaking is made and entered into on <text:span text:style-name="T42">17</text:span><text:span text:style-name="T7">th</text:span><text:span text:style-name="T18"> July </text:span><text:span text:style-name="T9">202</text:span><text:span text:style-name="T18">4</text:span><text:span text:style-name="T8">,</text:span> by and between <text:span text:style-name="T9">Ms. </text:span><text:span text:style-name="T18">Aashi Varshney </text:span><text:span text:style-name="T10">D/o Sh. </text:span><text:span text:style-name="T18">Gopal Varshney,</text:span><text:span text:style-name="T1"> R/o </text:span><text:span text:style-name="T42">Mayur Vihar, Delhi - 110091</text:span><text:span text:style-name="T28">,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2"><text:span text:style-name="Strong_20_Emphasis">WHEREAS</text:span>, the Employee <text:span text:style-name="T1">was</text:span> employed by the Company in the position of<text:span text:style-name="T8"> </text:span><text:span text:style-name="T18">Associate </text:span><text:span text:style-name="T9">Editor</text:span>;</text:p>
      <text:p text:style-name="P2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"><text:span text:style-name="Strong_20_Emphasis">NOW, THEREFORE</text:span>, in consideration of the employment and the mutual covenants contained herein, the Employee agrees to the following:</text:p>
      <text:list xml:id="list123550066884798" text:continue-numbering="true" text:style-name="L1">
        <text:list-item>
          <text:p text:style-name="P56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6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6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2"><text:span text:style-name="Strong_20_Emphasis">DAMAGES CLAUSE</text:span></text:p>
      <text:p text:style-name="P38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2"><text:span text:style-name="Strong_20_Emphasis">GOVERNING LAW</text:span></text:p>
      <text:p text:style-name="P2">This Undertaking shall be governed by and construed in accordance with the laws of <text:span text:style-name="T25">Delhi High Court </text:span>Jurisdiction.</text:p>
      <text:p text:style-name="P2"><text:span text:style-name="Strong_20_Emphasis">IN WITNESS WHEREOF</text:span>, the Employee has executed this Undertaking as of the date first above written.</text:p>
      <text:p text:style-name="P2"/>
      <text:p text:style-name="P22">(<text:span text:style-name="T43">AASHI VARSHNEY</text:span>)</text:p>
      <text:p text:style-name="P22"/>
      <text:p text:style-name="P22"><text:soft-page-break/></text:p>
      <text:p text:style-name="P39"/>
      <text:p text:style-name="P39"><text:tab/><text:tab/><text:tab/><text:tab/><text:tab/><text:tab/><text:tab/><text:tab/><text:tab/><text:tab/><text:span text:style-name="T25">Date : 22.12.2023</text:span></text:p>
      <text:p text:style-name="P4"/>
      <text:p text:style-name="P31"><text:span text:style-name="Strong_20_Emphasis">UNDERTAKING</text:span></text:p>
      <text:p text:style-name="P31"><text:span text:style-name="Strong_20_Emphasis"/></text:p>
      <text:p text:style-name="P6">This Undertaking is made and entered into on <text:span text:style-name="T9">22</text:span><text:span text:style-name="T2">nd</text:span><text:span text:style-name="T9"> December 2023</text:span><text:span text:style-name="T8">,</text:span> by and between <text:span text:style-name="T9">Ms. </text:span><text:span text:style-name="T11">Vaishali Rautela </text:span><text:span text:style-name="T1"><text:s/>R/o H.No. B-252, Uttranchal Vihar (Loni), </text:span><text:span text:style-name="T25">Ghaziabad, Uttar Pradesh - <text:s/>201102</text:span><text:span text:style-name="T28">, </text:span>hereinafter referred to as the "Employee," and “<text:span text:style-name="T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5"><text:span text:style-name="Strong_20_Emphasis">WHEREAS</text:span>, the Employee <text:span text:style-name="T1">was</text:span> employed by the Company in the position of <text:span text:style-name="T11">Editorial Assistant</text:span>;</text:p>
      <text:p text:style-name="P5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5"><text:span text:style-name="Strong_20_Emphasis">NOW, THEREFORE</text:span>, in consideration of the employment and the mutual covenants contained herein, the Employee agrees to the following:</text:p>
      <text:list xml:id="list123550318705407" text:continue-numbering="true" text:style-name="L1">
        <text:list-item>
          <text:p text:style-name="P57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7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7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5"><text:span text:style-name="Strong_20_Emphasis">DAMAGES CLAUSE</text:span></text:p>
      <text:p text:style-name="P40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5"><text:span text:style-name="Strong_20_Emphasis">GOVERNING LAW</text:span></text:p>
      <text:p text:style-name="P5">This Undertaking shall be governed by and construed in accordance with the laws of <text:span text:style-name="T25">Delhi High Court </text:span>Jurisdiction.</text:p>
      <text:p text:style-name="P5"><text:span text:style-name="Strong_20_Emphasis">IN WITNESS WHEREOF</text:span>, the Employee has executed this Undertaking as of the date first above written.</text:p>
      <text:p text:style-name="P5"/>
      <text:p text:style-name="P23">(<text:span text:style-name="T32">VAISHALI RAUTELA</text:span>)</text:p>
      <text:p text:style-name="P23"/>
      <text:p text:style-name="P23"/>
      <text:p text:style-name="P40"><text:soft-page-break/></text:p>
      <text:p text:style-name="P41"/>
      <text:p text:style-name="P41"><text:tab/><text:tab/><text:tab/><text:tab/><text:tab/><text:tab/><text:tab/><text:tab/><text:tab/><text:tab/><text:span text:style-name="T25">Date : 22.12.2023</text:span></text:p>
      <text:p text:style-name="P7"/>
      <text:p text:style-name="P32"><text:span text:style-name="Strong_20_Emphasis">UNDERTAKING</text:span></text:p>
      <text:p text:style-name="P32"><text:span text:style-name="Strong_20_Emphasis"/></text:p>
      <text:p text:style-name="P8">This Undertaking is made and entered into on <text:span text:style-name="T9">22</text:span><text:span text:style-name="T2">nd</text:span><text:span text:style-name="T9"> December 2023</text:span><text:span text:style-name="T8">,</text:span> by and between <text:span text:style-name="T9">M</text:span><text:span text:style-name="T12">r</text:span><text:span text:style-name="T9">. </text:span><text:span text:style-name="T12">Vishant Kumar</text:span><text:span text:style-name="T1"> R/o </text:span><text:span text:style-name="T27">H.No. 8/1079 Street No. 04, </text:span><text:span text:style-name="T26">Adarsh Nagar, <text:s/>Modinagar, </text:span><text:span text:style-name="T28">Ghaziabad – 201204, Uttar Pradesh, </text:span>hereinafter referred to as the "<text:span text:style-name="T8">Employee</text:span>," and “<text:span text:style-name="T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8"><text:span text:style-name="Strong_20_Emphasis">WHEREAS</text:span>, the Employee <text:span text:style-name="T1">was</text:span> employed by the Company in the position of <text:span text:style-name="T12">Marketing Research <text:s/>Analyst</text:span><text:span text:style-name="T8">;</text:span></text:p>
      <text:p text:style-name="P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8"><text:span text:style-name="Strong_20_Emphasis">NOW, THEREFORE</text:span>, in consideration of the employment and the mutual covenants contained herein, the Employee agrees to the following:</text:p>
      <text:list xml:id="list123550108427950" text:continue-numbering="true" text:style-name="L1">
        <text:list-item>
          <text:p text:style-name="P58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8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8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8"><text:span text:style-name="Strong_20_Emphasis">DAMAGES CLAUSE</text:span></text:p>
      <text:p text:style-name="P42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8"><text:span text:style-name="Strong_20_Emphasis">GOVERNING LAW</text:span></text:p>
      <text:p text:style-name="P8">This Undertaking shall be governed by and construed in accordance with the laws of <text:span text:style-name="T25">Delhi High Court </text:span>Jurisdiction.</text:p>
      <text:p text:style-name="P8"><text:span text:style-name="Strong_20_Emphasis">IN WITNESS WHEREOF</text:span>, the Employee has executed this Undertaking as of the date first above written.</text:p>
      <text:p text:style-name="P8"/>
      <text:p text:style-name="P24">(<text:span text:style-name="T33">VISHANT KUMR)</text:span></text:p>
      <text:p text:style-name="P24"/>
      <text:p text:style-name="P24"><text:soft-page-break/></text:p>
      <text:p text:style-name="P43"/>
      <text:p text:style-name="P43"><text:tab/><text:tab/><text:tab/><text:tab/><text:tab/><text:tab/><text:tab/><text:tab/><text:tab/><text:tab/><text:span text:style-name="T25">Date : 22.12.2023</text:span></text:p>
      <text:p text:style-name="P9"/>
      <text:p text:style-name="P33"><text:span text:style-name="Strong_20_Emphasis">UNDERTAKING</text:span></text:p>
      <text:p text:style-name="P33"><text:span text:style-name="Strong_20_Emphasis"/></text:p>
      <text:p text:style-name="P11">This Undertaking is made and entered into on <text:span text:style-name="T13">30</text:span><text:span text:style-name="T3">th</text:span><text:span text:style-name="T13"> </text:span><text:span text:style-name="T9">December 2023</text:span><text:span text:style-name="T8">,</text:span> by and between <text:span text:style-name="T9">M</text:span><text:span text:style-name="T13">s</text:span><text:span text:style-name="T9"> </text:span><text:span text:style-name="T13">Arti </text:span><text:span text:style-name="T1">R/o </text:span><text:span text:style-name="T27">H.No. </text:span>RZF-478/17, BahloL Pur Market, <text:span text:style-name="T27">Sector – 63, Noida 201301</text:span><text:span text:style-name="T28">, Uttar Pradesh, </text:span>hereinafter referred to as the "<text:span text:style-name="T8">Employee</text:span>," and “<text:span text:style-name="T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10"><text:span text:style-name="Strong_20_Emphasis">WHEREAS</text:span>, the Employee <text:span text:style-name="T1">was</text:span> employed by the Company in the position of <text:span text:style-name="T12">Marketing Research <text:s/>Analyst</text:span><text:span text:style-name="T8">;</text:span></text:p>
      <text:p text:style-name="P10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0"><text:span text:style-name="Strong_20_Emphasis">NOW, THEREFORE</text:span>, in consideration of the employment and the mutual covenants contained herein, the Employee agrees to the following:</text:p>
      <text:list xml:id="list123549427532900" text:continue-numbering="true" text:style-name="L1">
        <text:list-item>
          <text:p text:style-name="P59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9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9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10"><text:span text:style-name="Strong_20_Emphasis">DAMAGES CLAUSE</text:span></text:p>
      <text:p text:style-name="P44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10"><text:span text:style-name="Strong_20_Emphasis">GOVERNING LAW</text:span></text:p>
      <text:p text:style-name="P10">This Undertaking shall be governed by and construed in accordance with the laws of <text:span text:style-name="T25">Delhi High Court </text:span>Jurisdiction.</text:p>
      <text:p text:style-name="P10"><text:span text:style-name="Strong_20_Emphasis">IN WITNESS WHEREOF</text:span>, the Employee has executed this Undertaking as of the date first above written.</text:p>
      <text:p text:style-name="P10"/>
      <text:p text:style-name="P25">( <text:span text:style-name="T34">ARTI ) </text:span></text:p>
      <text:p text:style-name="P25"/>
      <text:p text:style-name="P25"><text:soft-page-break/></text:p>
      <text:p text:style-name="P45"/>
      <text:p text:style-name="P45"/>
      <text:p text:style-name="P45"><text:tab/><text:tab/><text:tab/><text:tab/><text:tab/><text:tab/><text:tab/><text:tab/><text:tab/><text:tab/><text:span text:style-name="T25">Date : 2</text:span><text:span text:style-name="T35">5</text:span><text:span text:style-name="T25">.</text:span><text:span text:style-name="T35">01</text:span><text:span text:style-name="T25">.202</text:span><text:span text:style-name="T35">4</text:span></text:p>
      <text:p text:style-name="P12"/>
      <text:p text:style-name="P34"><text:span text:style-name="Strong_20_Emphasis">UNDERTAKING</text:span></text:p>
      <text:p text:style-name="P34"><text:span text:style-name="Strong_20_Emphasis"/></text:p>
      <text:p text:style-name="P13">This Undertaking is made and entered into on<text:span text:style-name="T8"> </text:span><text:span text:style-name="T14">25</text:span><text:span text:style-name="T4">th</text:span><text:span text:style-name="T14"> January </text:span><text:span text:style-name="T9">202</text:span><text:span text:style-name="T14">4</text:span><text:span text:style-name="T8">,</text:span> by and between <text:span text:style-name="T9">Ms. </text:span><text:span text:style-name="T14">Monika Devi </text:span><text:span text:style-name="T26">D/o Sh. Rakesh Kumar, Village-Baghed (34/104), PO-Mangnoti, </text:span><text:span text:style-name="T36">Dist. Hamirpur, HP </text:span><text:span text:style-name="T21">- </text:span><text:span text:style-name="T36">176040</text:span><text:span text:style-name="T28">,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3"><text:span text:style-name="Strong_20_Emphasis">WHEREAS</text:span>, the Employee <text:span text:style-name="T1">was</text:span> employed by the Company in the position of <text:span text:style-name="T14">Program Coordinator</text:span>;</text:p>
      <text:p text:style-name="P13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3"><text:span text:style-name="Strong_20_Emphasis">NOW, THEREFORE</text:span>, in consideration of the employment and the mutual covenants contained herein, the Employee agrees to the following:</text:p>
      <text:list xml:id="list123550861546797" text:continue-numbering="true" text:style-name="L1">
        <text:list-item>
          <text:p text:style-name="P60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60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60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13"><text:span text:style-name="Strong_20_Emphasis">DAMAGES CLAUSE</text:span></text:p>
      <text:p text:style-name="P46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13"><text:span text:style-name="Strong_20_Emphasis">GOVERNING LAW</text:span></text:p>
      <text:p text:style-name="P13">This Undertaking shall be governed by and construed in accordance with the laws of <text:span text:style-name="T25">Delhi High Court </text:span>Jurisdiction.</text:p>
      <text:p text:style-name="P13"><text:span text:style-name="Strong_20_Emphasis">IN WITNESS WHEREOF</text:span>, the Employee has executed this Undertaking as of the date first above written.</text:p>
      <text:p text:style-name="P13"/>
      <text:p text:style-name="P26">(<text:span text:style-name="T35">MONIKA DEVI</text:span>)</text:p>
      <text:p text:style-name="P26"/>
      <text:p text:style-name="P26"><text:soft-page-break/></text:p>
      <text:p text:style-name="P47"/>
      <text:p text:style-name="P47"><text:tab/><text:tab/><text:tab/><text:tab/><text:tab/><text:tab/><text:tab/><text:tab/><text:tab/><text:tab/><text:span text:style-name="T25">Date : </text:span><text:span text:style-name="T38">18</text:span><text:span text:style-name="T25">.</text:span><text:span text:style-name="T35">0</text:span><text:span text:style-name="T38">5</text:span><text:span text:style-name="T25">.202</text:span><text:span text:style-name="T35">4</text:span></text:p>
      <text:p text:style-name="P14"/>
      <text:p text:style-name="P35"><text:span text:style-name="Strong_20_Emphasis">UNDERTAKING</text:span></text:p>
      <text:p text:style-name="P15">This Undertaking is made and entered into on<text:span text:style-name="T8"> </text:span><text:span text:style-name="T15">18</text:span><text:span text:style-name="T5">th</text:span><text:span text:style-name="T15"> May </text:span><text:span text:style-name="T9">202</text:span><text:span text:style-name="T14">4</text:span><text:span text:style-name="T8">,</text:span> by and between <text:span text:style-name="T9">Ms. </text:span><text:span text:style-name="T15">Tanya Jamwal </text:span><text:span text:style-name="T26">D/o J.S. Jamwal, H.No. 151, Pocket 1, </text:span><text:span text:style-name="T22">Sector – 23, Rohini, New Delhi – 110085,</text:span><text:span text:style-name="T28">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5"><text:span text:style-name="Strong_20_Emphasis">WHEREAS</text:span>, the Employee <text:span text:style-name="T1">was</text:span> employed by the Company in the position of <text:span text:style-name="T14">Program </text:span><text:span text:style-name="T15">Manager</text:span>;</text:p>
      <text:p text:style-name="P15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6"><text:span text:style-name="Strong_20_Emphasis">NOW, THEREFORE</text:span>, in consideration of the employment and the mutual covenants contained herein, the Employee agrees to the following:</text:p>
      <text:p text:style-name="P16"><text:span text:style-name="Strong_20_Emphasis"><text:span text:style-name="T39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23549326411082" text:continue-numbering="true" text:style-name="L1">
        <text:list-header>
          <text:p text:style-name="P61"><text:span text:style-name="Strong_20_Emphasis"><text:span text:style-name="T39">02 </text:span></text:span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61"><text:span text:style-name="Strong_20_Emphasis"><text:span text:style-name="T39">03 </text:span></text:span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header>
      </text:list>
      <text:p text:style-name="P15"><text:span text:style-name="Strong_20_Emphasis">DAMAGES CLAUSE</text:span></text:p>
      <text:p text:style-name="P48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15"><text:span text:style-name="Strong_20_Emphasis">GOVERNING LAW</text:span></text:p>
      <text:p text:style-name="P15">This Undertaking shall be governed by and construed in accordance with the laws of <text:span text:style-name="T25">Delhi High Court </text:span>Jurisdiction.</text:p>
      <text:p text:style-name="P15"><text:span text:style-name="Strong_20_Emphasis">IN WITNESS WHEREOF</text:span>, the Employee has executed this Undertaking as of the date first above written.</text:p>
      <text:p text:style-name="P15"/>
      <text:p text:style-name="P27">(<text:span text:style-name="T39">TANYA JAMWAL</text:span>)</text:p>
      <text:p text:style-name="P27"/>
      <text:p text:style-name="P27"/>
      <text:p text:style-name="P27"/>
      <text:p text:style-name="P49"><text:soft-page-break/></text:p>
      <text:p text:style-name="P49"/>
      <text:p text:style-name="P49"/>
      <text:p text:style-name="P49"><text:tab/><text:tab/><text:tab/><text:tab/><text:tab/><text:tab/><text:tab/><text:tab/><text:tab/><text:tab/><text:span text:style-name="T25">Date : </text:span><text:span text:style-name="T40">20</text:span><text:span text:style-name="T25">.</text:span><text:span text:style-name="T35">0</text:span><text:span text:style-name="T38">5</text:span><text:span text:style-name="T25">.202</text:span><text:span text:style-name="T35">4</text:span></text:p>
      <text:p text:style-name="P17"/>
      <text:p text:style-name="P36"><text:span text:style-name="Strong_20_Emphasis">UNDERTAKING</text:span></text:p>
      <text:p text:style-name="P19">This Undertaking is made and entered into on<text:span text:style-name="T8"> </text:span><text:span text:style-name="T16">20</text:span><text:span text:style-name="T5">th</text:span><text:span text:style-name="T15"> May </text:span><text:span text:style-name="T9">202</text:span><text:span text:style-name="T14">4</text:span><text:span text:style-name="T8">,</text:span> by and between <text:span text:style-name="T9">Ms. </text:span><text:span text:style-name="T16">Aakash Kumar Singh </text:span><text:span text:style-name="T15"><text:s/></text:span><text:span text:style-name="T37">S</text:span><text:span text:style-name="T16">/</text:span><text:span text:style-name="T26">D/o </text:span><text:span text:style-name="T29">Neeraj Kumar Singh</text:span><text:span text:style-name="T26">, H.No. 210, Gandhi Road, Shakti Nagar, Chandausi, Sambhal, Uttar Pradesh 202412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8"><text:span text:style-name="Strong_20_Emphasis">WHEREAS</text:span>, the Employee <text:span text:style-name="T1">was</text:span> employed by the Company in the position of <text:span text:style-name="T16">Senior Executive Marketing</text:span><text:span text:style-name="T8">;</text:span></text:p>
      <text:p text:style-name="P1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8"><text:span text:style-name="Strong_20_Emphasis">NOW, THEREFORE</text:span>, in consideration of the employment and the mutual covenants contained herein, the Employee agrees to the following:</text:p>
      <text:p text:style-name="P18"><text:span text:style-name="Strong_20_Emphasis"><text:span text:style-name="T39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23549208995658" text:continue-numbering="true" text:style-name="L1">
        <text:list-header>
          <text:p text:style-name="P62"><text:span text:style-name="Strong_20_Emphasis"><text:span text:style-name="T39">02 </text:span></text:span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62"><text:span text:style-name="Strong_20_Emphasis"><text:span text:style-name="T39">03 </text:span></text:span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header>
      </text:list>
      <text:p text:style-name="P18"><text:span text:style-name="Strong_20_Emphasis">DAMAGES CLAUSE</text:span></text:p>
      <text:p text:style-name="P50">In the event of a breach of any of the above terms and conditions, the Employee agrees to pay a sum of Rs. 10 Lakh (Rupees Ten Lakh only) to the Company as liquidated damages, <text:span text:style-name="T31">as a compensation</text:span>.</text:p>
      <text:p text:style-name="P18"><text:span text:style-name="Strong_20_Emphasis">GOVERNING LAW</text:span></text:p>
      <text:p text:style-name="P18">This Undertaking shall be governed by and construed in accordance with the laws of <text:span text:style-name="T25">Delhi High Court </text:span>Jurisdiction.</text:p>
      <text:p text:style-name="P18"><text:span text:style-name="Strong_20_Emphasis">IN WITNESS WHEREOF</text:span>, the Employee has executed this Undertaking as of the date first above written.</text:p>
      <text:p text:style-name="P18"/>
      <text:p text:style-name="P28">(<text:span text:style-name="T40">AAKASH KUMAR SINGH</text:span>)</text:p>
      <text:p text:style-name="P28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6:18:17.673356059</meta:creation-date>
    <dc:date>2024-07-30T12:34:59.490726490</dc:date>
    <meta:editing-duration>PT1H20M23S</meta:editing-duration>
    <meta:editing-cycles>26</meta:editing-cycles>
    <meta:generator>LibreOffice/7.3.7.2$Linux_X86_64 LibreOffice_project/30$Build-2</meta:generator>
    <meta:print-date>2024-07-17T17:50:49.805739055</meta:print-date>
    <meta:document-statistic meta:table-count="0" meta:image-count="0" meta:object-count="0" meta:page-count="9" meta:paragraph-count="135" meta:word-count="2854" meta:character-count="18494" meta:non-whitespace-character-count="15663"/>
  </office:meta>
</office:document-meta>
</file>